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5e5e5" draw:textarea-horizontal-align="justify" draw:textarea-vertical-align="middle" draw:auto-grow-height="false" fo:min-height="1.98cm" fo:min-width="3.683cm"/>
      <style:paragraph-properties style:writing-mode="lr-tb"/>
    </style:style>
    <style:style style:name="gr2" style:family="graphic" style:parent-style-name="standard">
      <style:graphic-properties svg:stroke-color="#000000" draw:fill-color="#e5e5e5" draw:textarea-horizontal-align="justify" draw:textarea-vertical-align="middle" draw:auto-grow-height="false" fo:min-height="3.097cm" fo:min-width="4.521cm"/>
      <style:paragraph-properties style:writing-mode="lr-tb"/>
    </style:style>
    <style:style style:name="gr3" style:family="graphic" style:parent-style-name="standard">
      <style:graphic-properties svg:stroke-color="#000000" draw:fill-color="#e5e5e5" draw:textarea-vertical-align="middle" draw:auto-grow-height="false" fo:min-height="0.134cm" fo:min-width="0.999cm"/>
    </style:style>
    <style:style style:name="gr4" style:family="graphic" style:parent-style-name="standard">
      <style:graphic-properties svg:stroke-color="#000000" draw:fill-color="#e5e5e5" draw:textarea-horizontal-align="justify" draw:textarea-vertical-align="middle" draw:auto-grow-height="false" fo:min-height="2.596cm" fo:min-width="2.347cm"/>
      <style:paragraph-properties style:writing-mode="lr-tb"/>
    </style:style>
    <style:style style:name="gr5" style:family="graphic" style:parent-style-name="standard">
      <style:graphic-properties svg:stroke-color="#000000" draw:fill-color="#e5e5e5" draw:textarea-horizontal-align="justify" draw:textarea-vertical-align="middle" draw:auto-grow-height="false" fo:min-height="2.596cm" fo:min-width="2.346cm"/>
      <style:paragraph-properties style:writing-mode="lr-tb"/>
    </style:style>
    <style:style style:name="gr6" style:family="graphic" style:parent-style-name="standard">
      <style:graphic-properties svg:stroke-color="#000000" draw:fill-color="#e5e5e5" draw:textarea-vertical-align="middle" draw:auto-grow-height="false" fo:min-height="0.132cm" fo:min-width="1.229cm"/>
    </style:style>
    <style:style style:name="gr7" style:family="graphic" style:parent-style-name="standard">
      <style:graphic-properties svg:stroke-color="#000000" draw:fill-color="#e5e5e5" draw:textarea-vertical-align="middle" draw:auto-grow-height="false" fo:min-height="0.134cm" fo:min-width="1.777cm"/>
    </style:style>
    <style:style style:name="gr8" style:family="graphic" style:parent-style-name="standard">
      <style:graphic-properties draw:stroke="none" svg:stroke-color="#000000" draw:fill="none" draw:fill-color="#ffffff" fo:min-height="0.762cm"/>
      <style:paragraph-properties style:writing-mode="lr-tb"/>
    </style:style>
    <style:style style:name="gr9" style:family="graphic" style:parent-style-name="standard">
      <style:graphic-properties draw:stroke="dash" draw:stroke-dash="Ultrafine_20_Dashed" svg:stroke-color="#000000" draw:fill-color="#f2f2f2" draw:textarea-horizontal-align="justify" draw:textarea-vertical-align="middle" draw:auto-grow-height="false" fo:min-height="1.041cm" fo:min-width="4.465cm"/>
      <style:paragraph-properties style:writing-mode="lr-tb"/>
    </style:style>
    <style:style style:name="gr10" style:family="graphic" style:parent-style-name="standard">
      <style:graphic-properties draw:stroke="dash" draw:stroke-dash="Line_20_Style_20_9" svg:stroke-color="#000000" draw:fill-color="#f2f2f2" draw:textarea-horizontal-align="justify" draw:textarea-vertical-align="middle" draw:auto-grow-height="false" fo:min-height="1.703cm" fo:min-width="2.011cm"/>
      <style:paragraph-properties style:writing-mode="lr-tb"/>
    </style:style>
    <style:style style:name="gr11" style:family="graphic" style:parent-style-name="objectwithoutfill">
      <style:graphic-properties draw:stroke="dash" draw:stroke-dash="Fine_20_Dashed" svg:stroke-color="#000000" draw:fill="none" draw:fill-color="#e5e5e5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5e5e5"/>
      <style:paragraph-properties fo:text-align="center"/>
    </style:style>
    <style:style style:name="P3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 draw:fill-color="#ffffff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loext:graphic-properties draw:fill-color="#f2f2f2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e5e5e5"/>
      <style:paragraph-properties fo:text-align="center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15cm" svg:height="3.154cm" svg:x="12.113cm" svg:y="3.289cm">
          <text:p text:style-name="P1">X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099cm" svg:height="4.731cm" svg:x="1.072cm" svg:y="2.5cm">
          <text:p text:style-name="P1">SGML <text:s text:c="15"/></text:p>
          <text:p text:style-name="P1"><text:s text:c="9"/></text:p>
          <text:p text:style-name="P1"><text:s text:c="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008cm" svg:height="0.79cm" draw:transform="skewX (0.00122173047639601) rotate (-1.71112079865524) translate (3.833cm 7.303cm)">
          <text:p/>
          <draw:enhanced-geometry draw:text-areas="4000 ?f1 ?f5 ?f2" draw:glue-points="0 10800 21600 10800 ?f0 0 ?f0 21600" draw:type="mso-spt100" draw:modifiers="18551.5819409883 5569.087275149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3.155cm" svg:height="3.154cm" svg:x="1.072cm" svg:y="9.598cm">
          <text:p text:style-name="P1">DocBoo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155cm" svg:height="3.154cm" svg:x="4.621cm" svg:y="9.598cm">
          <text:p text:style-name="P1">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154cm" svg:height="3.154cm" svg:x="9.748cm" svg:y="9.598cm">
          <text:p text:style-name="P1">X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154cm" svg:height="3.154cm" svg:x="13.299cm" svg:y="9.598cm">
          <text:p text:style-name="P1">SV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154cm" svg:height="3.154cm" svg:x="16.846cm" svg:y="9.598cm">
          <text:p text:style-name="P1">Math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316cm" svg:height="0.788cm" draw:transform="rotate (-1.57568324870048) translate (15.293cm 6.674cm)">
          <text:p/>
          <draw:enhanced-geometry draw:text-areas="4000 ?f1 ?f5 ?f2" draw:glue-points="0 10800 21600 10800 ?f0 0 ?f0 21600" draw:type="mso-spt100" draw:modifiers="18551.5819409883 5569.087275149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3.049cm" svg:height="0.79cm" draw:transform="skewX (-0.00122173047639603) rotate (-1.93539560753651) translate (14.077cm 6.547cm)">
          <text:p/>
          <draw:enhanced-geometry draw:text-areas="4000 ?f1 ?f5 ?f2" draw:glue-points="0 10800 21600 10800 ?f0 0 ?f0 21600" draw:type="mso-spt100" draw:modifiers="18551.5819409883 5569.087275149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" draw:text-style-name="P4" draw:layer="layout" svg:width="5.914cm" svg:height="1.012cm" svg:x="7.543cm" svg:y="7.626cm">
          <draw:text-box>
            <text:p text:style-name="P3"><text:span text:style-name="T1">applications</text:span></text:p>
          </draw:text-box>
        </draw:frame>
        <draw:custom-shape draw:style-name="gr9" draw:text-style-name="P5" draw:layer="layout" svg:width="5.915cm" svg:height="2.761cm" svg:x="7.543cm" svg:y="3.486cm">
          <text:p text:style-name="P1"><text:span text:style-name="T2">simplification</text:span></text:p>
          <draw:enhanced-geometry svg:viewBox="0 0 21600 21600" draw:text-areas="0 ?f0 ?f5 ?f2" draw:mirror-horizontal="false" draw:mirror-vertical="false" draw:type="right-arrow" draw:modifiers="14182.4386775684 5749.581111957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3.549cm" svg:height="2.761cm" svg:x="4.227cm" svg:y="3.486cm">
          <text:p text:style-name="P1"><text:span text:style-name="T2">sous-ensem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cm" svg:y1="7.626cm" svg:x2="19.927cm" svg:y2="7.626cm">
          <text:p/>
        </draw:line>
        <draw:frame draw:style-name="gr8" draw:text-style-name="P4" draw:layer="layout" svg:width="5.914cm" svg:height="1.012cm" svg:x="7.543cm" svg:y="1.75cm">
          <draw:text-box>
            <text:p text:style-name="P3"><text:span text:style-name="T1">métalangages</text:span></text:p>
          </draw:text-box>
        </draw:frame>
        <draw:custom-shape draw:style-name="gr7" draw:text-style-name="P2" draw:layer="layout" svg:width="3.049cm" svg:height="0.79cm" draw:transform="skewX (-0.00122173047639603) rotate (-1.93539560753651) translate (17.826cm 6.547cm)">
          <text:p/>
          <draw:enhanced-geometry draw:text-areas="4000 ?f1 ?f5 ?f2" draw:glue-points="0 10800 21600 10800 ?f0 0 ?f0 21600" draw:mirror-horizontal="true" draw:type="mso-spt100" draw:modifiers="18551.5819409883 5569.087275149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008cm" svg:height="0.79cm" draw:transform="rotate (-1.71112079865524) translate (6.561cm 7.303cm)">
          <text:p/>
          <draw:enhanced-geometry draw:text-areas="4000 ?f1 ?f5 ?f2" draw:glue-points="0 10800 21600 10800 ?f0 0 ?f0 21600" draw:mirror-horizontal="true" draw:type="mso-spt100" draw:modifiers="18551.5819409883 5569.087275149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Noël Macé</meta:initial-creator>
    <meta:creation-date>2020-11-04T12:46:06.808398249</meta:creation-date>
    <dc:date>2020-11-04T13:57:51.266339710</dc:date>
    <dc:creator>Noël Macé</dc:creator>
    <meta:editing-duration>PT58M32S</meta:editing-duration>
    <meta:editing-cycles>5</meta:editing-cycles>
    <meta:generator>LibreOffice/7.0.1.2$Linux_X86_64 LibreOffice_project/00$Build-2</meta:generator>
    <meta:document-statistic meta:object-count="17"/>
  </office:meta>
</office:document-meta>
</file>